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Arial1" svg:font-family="Arial, 'Helvetica Neue', Helvetica, sans-serif"/>
    <style:font-face style:name="Open Sans1" svg:font-family="'Open Sans', Helvetica, Arial, sans-serif"/>
    <style:font-face style:name="Open Sans2" svg:font-family="'Open Sans', sans-serif"/>
    <style:font-face style:name="Open Sans" svg:font-family="'Open Sans', serif"/>
    <style:font-face style:name="OracleSansVF" svg:font-family="OracleSansVF, OracleSansVFCyGr, apple-system, BlinkMacSystemFont, 'Segoe UI', 'Helvetica Neue', sans-serif"/>
    <style:font-face style:name="arial" svg:font-family="arial, sans-serif"/>
    <style:font-face style:name="medium-content-serif-font" svg:font-family="medium-content-serif-font, Georgia, Cambria, 'Times New Roman', Times, serif"/>
    <style:font-face style:name="open-sans" svg:font-family="open-sans, sans-serif"/>
    <style:font-face style:name="sans-serif" svg:font-family="sans-serif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3f52"/>
    </style:style>
    <style:style style:name="P2" style:family="paragraph" style:parent-style-name="Text_20_body">
      <style:paragraph-properties fo:margin-top="0cm" fo:margin-bottom="0cm" loext:contextual-spacing="false" fo:orphans="2" fo:widows="2"/>
      <style:text-properties officeooo:rsid="00133f52" officeooo:paragraph-rsid="0055c1e8"/>
    </style:style>
    <style:style style:name="P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c62d3" officeooo:paragraph-rsid="0041c1b5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437c18" style:font-size-asian="12pt" style:font-size-complex="12pt"/>
    </style:style>
    <style:style style:name="P5" style:family="paragraph" style:parent-style-name="Standard">
      <style:text-properties style:font-name="Arial" fo:font-size="12pt" officeooo:paragraph-rsid="001b288e" style:font-size-asian="12pt" style:font-size-complex="12pt"/>
    </style:style>
    <style:style style:name="P6" style:family="paragraph" style:parent-style-name="Standard">
      <style:text-properties style:font-name="Arial" fo:font-size="12pt" officeooo:rsid="0039a58f" officeooo:paragraph-rsid="0039a58f" style:font-size-asian="12pt" style:font-size-complex="12pt"/>
    </style:style>
    <style:style style:name="P7" style:family="paragraph" style:parent-style-name="Standard">
      <style:text-properties style:font-name="Arial" fo:font-size="12pt" officeooo:rsid="003c62d3" officeooo:paragraph-rsid="0041c1b5" style:font-size-asian="12pt" style:font-size-complex="12pt"/>
    </style:style>
    <style:style style:name="P8" style:family="paragraph" style:parent-style-name="Standard">
      <style:text-properties style:font-name="Arial" fo:font-size="12pt" officeooo:paragraph-rsid="003fa3e0" style:font-size-asian="12pt" style:font-size-complex="12pt"/>
    </style:style>
    <style:style style:name="P9" style:family="paragraph" style:parent-style-name="Standard">
      <style:text-properties style:font-name="Arial" fo:font-size="12pt" officeooo:rsid="00133f52" officeooo:paragraph-rsid="00133f52" style:font-size-asian="12pt" style:font-size-complex="12pt"/>
    </style:style>
    <style:style style:name="P10" style:family="paragraph" style:parent-style-name="Standard">
      <style:text-properties style:font-name="Arial" fo:font-size="12pt" officeooo:rsid="0023791f" officeooo:paragraph-rsid="0023791f" style:font-size-asian="12pt" style:font-size-complex="12pt"/>
    </style:style>
    <style:style style:name="P11" style:family="paragraph" style:parent-style-name="Standard">
      <style:text-properties style:font-name="Arial" fo:font-size="12pt" officeooo:paragraph-rsid="00133f52" style:font-size-asian="12pt" style:font-size-complex="12pt"/>
    </style:style>
    <style:style style:name="P12" style:family="paragraph" style:parent-style-name="Standard">
      <style:text-properties style:font-name="Arial" fo:font-size="12pt" officeooo:rsid="0024f3fc" officeooo:paragraph-rsid="0024f3fc" style:font-size-asian="12pt" style:font-size-complex="12pt"/>
    </style:style>
    <style:style style:name="P13" style:family="paragraph" style:parent-style-name="Standard">
      <style:text-properties style:font-name="Arial" fo:font-size="12pt" officeooo:rsid="0024f3fc" officeooo:paragraph-rsid="00272559" style:font-size-asian="12pt" style:font-size-complex="12pt"/>
    </style:style>
    <style:style style:name="P14" style:family="paragraph" style:parent-style-name="Standard">
      <style:text-properties style:font-name="Arial" fo:font-size="12pt" officeooo:paragraph-rsid="0034bb9c" style:font-size-asian="12pt" style:font-size-complex="12pt"/>
    </style:style>
    <style:style style:name="P15" style:family="paragraph" style:parent-style-name="Standard">
      <style:text-properties style:font-name="Arial" fo:font-size="12pt" officeooo:rsid="0035892f" officeooo:paragraph-rsid="0035892f" style:font-size-asian="12pt" style:font-size-complex="12pt"/>
    </style:style>
    <style:style style:name="P16" style:family="paragraph" style:parent-style-name="Standard">
      <style:text-properties style:font-name="Arial" fo:font-size="12pt" fo:font-weight="bold" officeooo:rsid="00133f52" officeooo:paragraph-rsid="00133f52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fo:font-weight="bold" officeooo:rsid="00133f52" officeooo:paragraph-rsid="001b288e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officeooo:rsid="00658e6b" officeooo:paragraph-rsid="00658e6b"/>
    </style:style>
    <style:style style:name="P19" style:family="paragraph" style:parent-style-name="Standard">
      <style:text-properties fo:color="#000000" style:font-name="Arial" officeooo:rsid="00133f52" officeooo:paragraph-rsid="00133f52"/>
    </style:style>
    <style:style style:name="P20" style:family="paragraph" style:parent-style-name="Standard">
      <style:text-properties fo:color="#000000" style:font-name="Arial" fo:font-size="12pt" officeooo:paragraph-rsid="001b288e" style:font-size-asian="12pt" style:font-size-complex="12pt"/>
    </style:style>
    <style:style style:name="P21" style:family="paragraph" style:parent-style-name="Standard">
      <style:text-properties fo:color="#000000" style:font-name="Arial" fo:font-size="12pt" officeooo:rsid="00133f52" officeooo:paragraph-rsid="00133f52" style:font-size-asian="12pt" style:font-size-complex="12pt"/>
    </style:style>
    <style:style style:name="P22" style:family="paragraph" style:parent-style-name="Standard">
      <style:text-properties fo:color="#000000" style:font-name="Arial" fo:font-size="12pt" officeooo:rsid="0056e711" officeooo:paragraph-rsid="0058c5e8" style:font-size-asian="12pt" style:font-size-complex="12pt"/>
    </style:style>
    <style:style style:name="P23" style:family="paragraph" style:parent-style-name="Standard">
      <style:text-properties fo:color="#000000" style:font-name="Arial" fo:font-size="12pt" officeooo:rsid="005c6bdb" officeooo:paragraph-rsid="005c6bdb" style:font-size-asian="12pt" style:font-size-complex="12pt"/>
    </style:style>
    <style:style style:name="P24" style:family="paragraph" style:parent-style-name="Standard">
      <style:text-properties fo:color="#000000" style:font-name="Arial" fo:font-size="12pt" fo:font-weight="bold" officeooo:rsid="00133f52" officeooo:paragraph-rsid="00133f52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rsid="00133f52" officeooo:paragraph-rsid="00133f52"/>
    </style:style>
    <style:style style:name="P26" style:family="paragraph" style:parent-style-name="Standard">
      <style:text-properties officeooo:rsid="00133f52" officeooo:paragraph-rsid="005e91e8"/>
    </style:style>
    <style:style style:name="P27" style:family="paragraph" style:parent-style-name="Standard">
      <style:text-properties officeooo:rsid="00133f52" officeooo:paragraph-rsid="005fc22a"/>
    </style:style>
    <style:style style:name="P28" style:family="paragraph" style:parent-style-name="Standard">
      <style:text-properties officeooo:paragraph-rsid="005fc22a"/>
    </style:style>
    <style:style style:name="P29" style:family="paragraph" style:parent-style-name="Heading_20_3">
      <style:text-properties fo:font-variant="normal" fo:text-transform="none" fo:color="#000000" style:font-name="Arial" fo:font-size="12pt" fo:letter-spacing="normal" fo:font-style="normal" fo:font-weight="normal" officeooo:rsid="0034bb9c" officeooo:paragraph-rsid="0034bb9c" style:font-size-asian="12pt" style:font-size-complex="12pt"/>
    </style:style>
    <style:style style:name="P30" style:family="paragraph" style:parent-style-name="Heading_20_3">
      <style:text-properties fo:font-variant="normal" fo:text-transform="none" fo:color="#000000" style:font-name="Arial" fo:font-size="12pt" fo:letter-spacing="normal" fo:font-style="normal" fo:font-weight="normal" officeooo:paragraph-rsid="0034bb9c" style:font-size-asian="12pt" style:font-size-complex="12pt"/>
    </style:style>
    <style:style style:name="P31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58c5e8" officeooo:paragraph-rsid="0058c5e8" style:font-size-asian="12pt" style:font-size-complex="12pt"/>
    </style:style>
    <style:style style:name="P32" style:family="paragraph" style:parent-style-name="Text_20_body">
      <style:text-properties style:font-name="Arial" fo:font-size="12pt" officeooo:rsid="00133f52" officeooo:paragraph-rsid="00133f52" style:font-size-asian="12pt" style:font-size-complex="12pt"/>
    </style:style>
    <style:style style:name="P33" style:family="paragraph" style:parent-style-name="Text_20_body">
      <style:text-properties fo:color="#000000" style:font-name="Arial" fo:font-size="12pt" officeooo:rsid="00133f52" officeooo:paragraph-rsid="00133f52" style:font-size-asian="12pt" style:font-size-complex="12pt"/>
    </style:style>
    <style:style style:name="P34" style:family="paragraph" style:parent-style-name="Text_20_body" style:list-style-name="L1">
      <style:paragraph-properties fo:margin-top="0cm" fo:margin-bottom="0.265cm" loext:contextual-spacing="false" fo:orphans="2" fo:widows="2"/>
      <style:text-properties style:font-name="Arial" fo:font-size="12pt" officeooo:rsid="00133f52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.265cm" loext:contextual-spacing="false" style:line-height-at-least="0.741cm" fo:orphans="2" fo:widows="2" fo:text-indent="0cm" style:auto-text-indent="false" fo:padding="0cm" fo:border="none"/>
      <style:text-properties officeooo:paragraph-rsid="0060e140"/>
    </style:style>
    <style:style style:name="P36" style:family="paragraph" style:parent-style-name="Text_20_body">
      <style:paragraph-properties fo:margin-left="0cm" fo:margin-right="0cm" fo:margin-top="0cm" fo:margin-bottom="0.265cm" loext:contextual-spacing="false" style:line-height-at-least="0.741cm" fo:orphans="2" fo:widows="2" fo:text-indent="0cm" style:auto-text-indent="false" fo:padding="0cm" fo:border="none"/>
      <style:text-properties style:font-name="Arial" fo:font-size="12pt" officeooo:paragraph-rsid="0060e140" style:font-size-asian="12pt" style:font-size-complex="12pt"/>
    </style:style>
    <style:style style:name="P37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000000" style:font-name="Arial" fo:font-size="12pt" fo:font-style="normal" fo:font-weight="normal" officeooo:paragraph-rsid="0062d87a" style:font-size-asian="12pt" style:font-size-complex="12pt"/>
    </style:style>
    <style:style style:name="P3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202122" style:font-name="Arial" fo:font-size="12pt" fo:letter-spacing="normal" fo:font-style="normal" fo:font-weight="bold" officeooo:paragraph-rsid="00454b04" style:font-size-asian="12pt" style:font-size-complex="12pt"/>
    </style:style>
    <style:style style:name="P3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202122" style:font-name="Arial" fo:font-size="12pt" fo:letter-spacing="normal" fo:font-style="normal" fo:font-weight="normal" officeooo:rsid="00473920" officeooo:paragraph-rsid="00473920" style:font-size-asian="12pt" style:font-size-complex="12pt"/>
    </style:style>
    <style:style style:name="P4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202122" style:font-name="Arial" fo:font-size="12pt" fo:letter-spacing="normal" fo:font-style="normal" fo:font-weight="normal" officeooo:paragraph-rsid="00454b04" style:font-size-asian="12pt" style:font-size-complex="12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officeooo:paragraph-rsid="0062d87a" style:font-size-asian="12pt" style:font-size-complex="12pt"/>
    </style:style>
    <style:style style:name="P42" style:family="paragraph" style:parent-style-name="Text_20_body">
      <style:paragraph-properties fo:margin-left="0cm" fo:margin-right="0cm" fo:line-height="100%" fo:orphans="2" fo:widows="2" fo:text-indent="0cm" style:auto-text-indent="false"/>
      <style:text-properties style:font-name="Arial" fo:font-size="12pt" officeooo:paragraph-rsid="00473920" style:font-size-asian="12pt" style:font-size-complex="12pt"/>
    </style:style>
    <style:style style:name="P4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color="#000000" style:font-name="Arial" fo:font-size="12pt" style:text-underline-style="none" officeooo:rsid="00473920" officeooo:paragraph-rsid="0048d310" style:font-size-asian="12pt" style:font-size-complex="12pt"/>
    </style:style>
    <style:style style:name="P44" style:family="paragraph" style:parent-style-name="Text_20_body">
      <style:paragraph-properties fo:margin-top="0cm" fo:margin-bottom="0cm" loext:contextual-spacing="false" fo:orphans="2" fo:widows="2"/>
      <style:text-properties fo:color="#000000" style:font-name="Arial" fo:font-size="12pt" officeooo:rsid="00133f52" officeooo:paragraph-rsid="0055c1e8" style:font-size-asian="12pt" style:font-size-complex="12pt"/>
    </style:style>
    <style:style style:name="T1" style:family="text">
      <style:text-properties officeooo:rsid="00133f52"/>
    </style:style>
    <style:style style:name="T2" style:family="text">
      <style:text-properties fo:color="#ff0000"/>
    </style:style>
    <style:style style:name="T3" style:family="text">
      <style:text-properties fo:font-variant="normal" fo:text-transform="none" fo:color="#ff0000" style:font-name="medium-content-serif-font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ff0000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ff0000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ff0000" style:font-name="Arial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3346b9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34bb9c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62d87a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350fc5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64b442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55c1e8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weight="normal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officeooo:rsid="001b288e"/>
    </style:style>
    <style:style style:name="T17" style:family="text">
      <style:text-properties fo:font-variant="normal" fo:text-transform="none" fo:color="#000000" fo:letter-spacing="normal" fo:font-style="normal" fo:font-weight="normal" officeooo:rsid="005e91e8"/>
    </style:style>
    <style:style style:name="T18" style:family="text">
      <style:text-properties fo:font-variant="normal" fo:text-transform="none" fo:color="#000000" fo:letter-spacing="normal" fo:font-style="normal" fo:font-weight="normal" officeooo:rsid="00307b49"/>
    </style:style>
    <style:style style:name="T19" style:family="text">
      <style:text-properties fo:font-variant="normal" fo:text-transform="none" fo:color="#000000" fo:letter-spacing="normal" fo:font-style="normal" fo:font-weight="normal" officeooo:rsid="0060e140"/>
    </style:style>
    <style:style style:name="T20" style:family="text">
      <style:text-properties fo:font-variant="normal" fo:text-transform="none" fo:color="#000000" fo:letter-spacing="normal" fo:font-style="normal" fo:font-weight="normal" officeooo:rsid="0062d87a"/>
    </style:style>
    <style:style style:name="T21" style:family="text">
      <style:text-properties fo:font-variant="normal" fo:text-transform="none" fo:color="#000000" fo:letter-spacing="normal" fo:font-style="normal" fo:font-weight="normal" officeooo:rsid="0041c1b5"/>
    </style:style>
    <style:style style:name="T22" style:family="text">
      <style:text-properties fo:font-variant="normal" fo:text-transform="none" fo:color="#000000" fo:letter-spacing="normal" fo:font-style="normal" fo:font-weight="normal" officeooo:rsid="003346b9"/>
    </style:style>
    <style:style style:name="T23" style:family="text">
      <style:text-properties fo:font-variant="normal" fo:text-transform="none" fo:color="#000000" fo:letter-spacing="normal" fo:font-style="normal" fo:font-weight="normal" officeooo:rsid="0034bb9c"/>
    </style:style>
    <style:style style:name="T24" style:family="text">
      <style:text-properties fo:font-variant="normal" fo:text-transform="none" fo:color="#000000" fo:letter-spacing="normal" fo:font-style="normal" fo:font-weight="normal" officeooo:rsid="00350fc5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64b442" style:font-size-asian="12pt" style:font-size-complex="12pt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55c1e8" style:font-size-asian="12pt" style:font-size-complex="12pt"/>
    </style:style>
    <style:style style:name="T28" style:family="text">
      <style:text-properties fo:font-variant="normal" fo:text-transform="none" fo:color="#000000" style:font-name="Arial" fo:font-size="12pt" fo:letter-spacing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" fo:letter-spacing="normal" fo:font-style="normal" fo:font-weight="normal"/>
    </style:style>
    <style:style style:name="T30" style:family="text">
      <style:text-properties fo:font-variant="normal" fo:text-transform="none" fo:color="#000000" style:font-name="Arial" fo:letter-spacing="normal" fo:font-style="normal" fo:font-weight="normal" officeooo:rsid="0064b442"/>
    </style:style>
    <style:style style:name="T31" style:family="text">
      <style:text-properties fo:font-variant="normal" fo:text-transform="none" fo:color="#000000" style:font-name="Arial" fo:letter-spacing="normal" fo:font-style="normal" fo:font-weight="normal" officeooo:rsid="0055c1e8"/>
    </style:style>
    <style:style style:name="T32" style:family="text">
      <style:text-properties fo:font-variant="normal" fo:text-transform="none" fo:color="#000000" style:font-name="Arial" fo:letter-spacing="normal" fo:font-weight="normal"/>
    </style:style>
    <style:style style:name="T33" style:family="text">
      <style:text-properties fo:font-variant="normal" fo:text-transform="none" fo:color="#242729" style:font-name="Arial1" fo:font-size="11.25pt" fo:letter-spacing="normal" fo:font-style="normal" fo:font-weight="bold" loext:padding="0cm" loext:border="none"/>
    </style:style>
    <style:style style:name="T34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35" style:family="text">
      <style:text-properties fo:font-variant="normal" fo:text-transform="none" fo:color="#242729" style:font-name="Arial1" fo:font-size="11.2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242729" style:font-name="Arial1" fo:font-size="11.25pt" fo:letter-spacing="normal" fo:font-style="normal" fo:font-weight="normal" officeooo:rsid="0060e140"/>
    </style:style>
    <style:style style:name="T37" style:family="text">
      <style:text-properties fo:font-variant="normal" fo:text-transform="none" fo:color="#242729" style:font-name="Arial1" fo:font-size="11.25pt" fo:letter-spacing="normal" fo:font-style="normal" fo:font-weight="normal" officeooo:rsid="0060e140" loext:padding="0cm" loext:border="none"/>
    </style:style>
    <style:style style:name="T38" style:family="text">
      <style:text-properties fo:font-variant="normal" fo:text-transform="none" fo:color="#242729" style:font-name="Arial" fo:font-size="11.25pt" fo:letter-spacing="normal" fo:font-style="normal" fo:font-weight="bold" loext:padding="0cm" loext:border="none"/>
    </style:style>
    <style:style style:name="T39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40" style:family="text">
      <style:text-properties fo:font-variant="normal" fo:text-transform="none" fo:color="#242729" style:font-name="Arial" fo:font-size="12pt" fo:letter-spacing="normal" fo:font-style="normal" fo:font-weight="bold" style:font-size-asian="12pt" style:font-size-complex="12pt" loext:padding="0cm" loext:border="none"/>
    </style:style>
    <style:style style:name="T41" style:family="text">
      <style:text-properties fo:font-variant="normal" fo:text-transform="none" fo:color="#242729" style:font-name="Arial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242729" style:font-name="Arial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242729" style:font-name="Arial" fo:letter-spacing="normal" fo:font-style="normal" fo:font-weight="normal"/>
    </style:style>
    <style:style style:name="T44" style:family="text">
      <style:text-properties fo:font-variant="normal" fo:text-transform="none" fo:color="#242729" style:font-name="Arial" fo:letter-spacing="normal" fo:font-style="normal" fo:font-weight="normal" style:font-weight-asian="normal" style:font-weight-complex="normal" loext:padding="0cm" loext:border="none"/>
    </style:style>
    <style:style style:name="T45" style:family="text">
      <style:text-properties fo:font-variant="normal" fo:text-transform="none" fo:color="#242729" style:font-name="Arial" fo:letter-spacing="normal" fo:font-style="normal" fo:font-weight="bold" loext:padding="0cm" loext:border="none"/>
    </style:style>
    <style:style style:name="T46" style:family="text">
      <style:text-properties fo:font-variant="normal" fo:text-transform="none" fo:color="#242729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47" style:family="text">
      <style:text-properties fo:font-variant="normal" fo:text-transform="none" fo:color="#242729" fo:font-size="11.25pt" fo:letter-spacing="normal" fo:font-style="normal" fo:font-weight="bold" loext:padding="0cm" loext:border="none"/>
    </style:style>
    <style:style style:name="T48" style:family="text">
      <style:text-properties fo:font-variant="normal" fo:text-transform="none" fo:color="#242729" fo:font-size="11.25pt" fo:letter-spacing="normal" fo:font-style="normal" fo:font-weight="normal"/>
    </style:style>
    <style:style style:name="T49" style:family="text">
      <style:text-properties fo:font-variant="normal" fo:text-transform="none" fo:color="#242729" fo:font-size="11.25pt" fo:letter-spacing="normal" fo:font-style="normal" fo:font-weight="normal" officeooo:rsid="0060e140"/>
    </style:style>
    <style:style style:name="T50" style:family="text">
      <style:text-properties fo:font-variant="normal" fo:text-transform="none" fo:color="#242729" fo:font-size="11.25pt" fo:letter-spacing="normal" fo:font-style="normal" fo:font-weight="normal" officeooo:rsid="0060e140" loext:padding="0cm" loext:border="none"/>
    </style:style>
    <style:style style:name="T51" style:family="text">
      <style:text-properties fo:font-variant="normal" fo:text-transform="none" fo:color="#242729" fo:font-size="11.2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242729" fo:letter-spacing="normal" fo:font-style="normal" fo:font-weight="normal"/>
    </style:style>
    <style:style style:name="T53" style:family="text">
      <style:text-properties fo:font-variant="normal" fo:text-transform="none" fo:color="#242729" fo:letter-spacing="normal" fo:font-style="normal" fo:font-weight="normal" officeooo:rsid="0060e140"/>
    </style:style>
    <style:style style:name="T54" style:family="text">
      <style:text-properties fo:font-variant="normal" fo:text-transform="none" fo:color="#242729" fo:letter-spacing="normal" fo:font-style="normal" fo:font-weight="normal" officeooo:rsid="0060e140" loext:padding="0cm" loext:border="none"/>
    </style:style>
    <style:style style:name="T55" style:family="text">
      <style:text-properties fo:font-variant="normal" fo:text-transform="none" fo:color="#242729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222222" fo:font-size="12pt" fo:letter-spacing="normal" fo:font-style="normal" fo:font-weight="normal" officeooo:rsid="003346b9"/>
    </style:style>
    <style:style style:name="T57" style:family="text">
      <style:text-properties fo:font-variant="normal" fo:text-transform="none" fo:color="#222222" fo:letter-spacing="normal" fo:font-style="normal" fo:font-weight="normal" officeooo:rsid="003346b9"/>
    </style:style>
    <style:style style:name="T58" style:family="text">
      <style:text-properties fo:font-variant="normal" fo:text-transform="none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fo:background-color="#ffffff" loext:char-shading-value="0"/>
    </style:style>
    <style:style style:name="T60" style:family="text">
      <style:text-properties fo:font-variant="normal" fo:text-transform="none" fo:letter-spacing="normal" fo:font-style="normal" fo:font-weight="normal" officeooo:rsid="0047c1dd" fo:background-color="#ffffff" loext:char-shading-value="0"/>
    </style:style>
    <style:style style:name="T61" style:family="text">
      <style:text-properties fo:font-variant="normal" fo:text-transform="none" fo:letter-spacing="normal" fo:font-style="normal" fo:font-weight="normal" officeooo:rsid="0048357e" fo:background-color="#ffffff" loext:char-shading-value="0"/>
    </style:style>
    <style:style style:name="T62" style:family="text">
      <style:text-properties fo:font-variant="normal" fo:text-transform="none" fo:letter-spacing="normal" fo:font-style="normal" fo:font-weight="normal" officeooo:rsid="0064b442" fo:background-color="#ffffff" loext:char-shading-value="0"/>
    </style:style>
    <style:style style:name="T63" style:family="text">
      <style:text-properties fo:font-variant="normal" fo:text-transform="none" fo:letter-spacing="normal" fo:font-style="normal" fo:font-weight="normal" officeooo:rsid="0052cd2e"/>
    </style:style>
    <style:style style:name="T64" style:family="text">
      <style:text-properties fo:font-variant="normal" fo:text-transform="none" fo:letter-spacing="normal" fo:font-style="normal" fo:font-weight="normal" officeooo:rsid="0055c1e8"/>
    </style:style>
    <style:style style:name="T65" style:family="text">
      <style:text-properties fo:font-variant="normal" fo:text-transform="none" fo:letter-spacing="normal" fo:font-style="normal" fo:font-weight="normal" officeooo:rsid="001b288e"/>
    </style:style>
    <style:style style:name="T66" style:family="text">
      <style:text-properties fo:font-variant="normal" fo:text-transform="none" fo:letter-spacing="normal" fo:font-style="normal" fo:font-weight="normal" officeooo:rsid="005e91e8"/>
    </style:style>
    <style:style style:name="T67" style:family="text">
      <style:text-properties fo:font-variant="normal" fo:text-transform="none" fo:color="#202122" fo:letter-spacing="normal" fo:font-style="normal" fo:font-weight="normal"/>
    </style:style>
    <style:style style:name="T68" style:family="text">
      <style:text-properties fo:font-variant="normal" fo:text-transform="none" fo:color="#202122" fo:letter-spacing="normal" fo:font-style="normal" fo:font-weight="normal" officeooo:rsid="00454b04"/>
    </style:style>
    <style:style style:name="T69" style:family="text">
      <style:text-properties fo:font-variant="normal" fo:text-transform="none" fo:color="#202122" fo:letter-spacing="normal" fo:font-style="normal" fo:font-weight="normal" officeooo:rsid="005b9fac"/>
    </style:style>
    <style:style style:name="T70" style:family="text">
      <style:text-properties fo:font-variant="normal" fo:text-transform="none" fo:color="#202122" fo:letter-spacing="normal" fo:font-style="normal" fo:font-weight="normal" officeooo:rsid="004650c9"/>
    </style:style>
    <style:style style:name="T71" style:family="text">
      <style:text-properties fo:font-variant="normal" fo:text-transform="none" fo:color="#202122" fo:letter-spacing="normal" fo:font-style="normal" fo:font-weight="normal" officeooo:rsid="00473920"/>
    </style:style>
    <style:style style:name="T72" style:family="text">
      <style:text-properties fo:font-variant="normal" fo:text-transform="none" fo:color="#202122" fo:letter-spacing="normal" fo:font-style="normal" fo:font-weight="normal" officeooo:rsid="0062d87a"/>
    </style:style>
    <style:style style:name="T73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74" style:family="text">
      <style:text-properties fo:font-variant="normal" fo:text-transform="none" fo:color="#202122" fo:letter-spacing="normal" fo:font-style="normal" fo:font-weight="normal" officeooo:rsid="0064b442" style:font-weight-asian="normal" style:font-weight-complex="normal"/>
    </style:style>
    <style:style style:name="T75" style:family="text">
      <style:text-properties fo:font-variant="normal" fo:text-transform="none" fo:color="#202122" fo:letter-spacing="normal" fo:font-style="normal" fo:font-weight="normal" officeooo:rsid="0064b442"/>
    </style:style>
    <style:style style:name="T76" style:family="text">
      <style:text-properties fo:font-variant="normal" fo:text-transform="none" fo:font-size="11.25pt" fo:letter-spacing="normal" fo:font-style="normal" fo:font-weight="normal" officeooo:rsid="001b288e"/>
    </style:style>
    <style:style style:name="T77" style:family="text">
      <style:text-properties fo:font-variant="normal" fo:text-transform="none" fo:font-size="11.25pt" fo:letter-spacing="normal" fo:font-style="normal" fo:font-weight="normal" officeooo:rsid="005e91e8"/>
    </style:style>
    <style:style style:name="T78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79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80" style:family="text">
      <style:text-properties officeooo:rsid="0015bd42"/>
    </style:style>
    <style:style style:name="T81" style:family="text">
      <style:text-properties officeooo:rsid="00218264"/>
    </style:style>
    <style:style style:name="T82" style:family="text">
      <style:text-properties officeooo:rsid="002e6808"/>
    </style:style>
    <style:style style:name="T83" style:family="text">
      <style:text-properties officeooo:rsid="0031b5fb"/>
    </style:style>
    <style:style style:name="T84" style:family="text">
      <style:text-properties fo:letter-spacing="normal" officeooo:rsid="0035892f"/>
    </style:style>
    <style:style style:name="T85" style:family="text">
      <style:text-properties fo:letter-spacing="normal" officeooo:rsid="0034bb9c"/>
    </style:style>
    <style:style style:name="T86" style:family="text">
      <style:text-properties fo:color="#000000"/>
    </style:style>
    <style:style style:name="T87" style:family="text">
      <style:text-properties fo:color="#000000" officeooo:rsid="003346b9"/>
    </style:style>
    <style:style style:name="T88" style:family="text">
      <style:text-properties fo:color="#000000" officeooo:rsid="0041c1b5"/>
    </style:style>
    <style:style style:name="T89" style:family="text">
      <style:text-properties fo:color="#000000" officeooo:rsid="0062d87a"/>
    </style:style>
    <style:style style:name="T90" style:family="text">
      <style:text-properties officeooo:rsid="003fa3e0"/>
    </style:style>
    <style:style style:name="T91" style:family="text">
      <style:text-properties officeooo:rsid="0041c1b5"/>
    </style:style>
    <style:style style:name="T92" style:family="text">
      <style:text-properties officeooo:rsid="0056e711"/>
    </style:style>
    <style:style style:name="T93" style:family="text">
      <style:text-properties officeooo:rsid="0058c5e8"/>
    </style:style>
    <style:style style:name="T94" style:family="text">
      <style:text-properties officeooo:rsid="005e1fdb"/>
    </style:style>
    <style:style style:name="T95" style:family="text">
      <style:text-properties officeooo:rsid="005e91e8"/>
    </style:style>
    <style:style style:name="T96" style:family="text">
      <style:text-properties officeooo:rsid="005fc22a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5fc22a" style:font-weight-asian="bold" style:font-weight-complex="bold"/>
    </style:style>
    <style:style style:name="T99" style:family="text">
      <style:text-properties officeooo:rsid="00609805"/>
    </style:style>
    <style:style style:name="T100" style:family="text">
      <style:text-properties style:font-name="Arial" fo:font-weight="bold" style:font-weight-asian="bold" style:font-weight-complex="bold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64b442" style:font-weight-asian="normal" style:font-weight-complex="normal"/>
    </style:style>
    <style:style style:name="T103" style:family="text">
      <style:text-properties officeooo:rsid="0060e140"/>
    </style:style>
    <style:style style:name="T104" style:family="text">
      <style:text-properties officeooo:rsid="0062d87a"/>
    </style:style>
    <style:style style:name="T105" style:family="text">
      <style:text-properties officeooo:rsid="0064b442"/>
    </style:style>
    <style:style style:name="T106" style:family="text">
      <style:text-properties officeooo:rsid="00658e6b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 Descrição </text:p>
      <text:p text:style-name="P17">Com o avanço das aplicações nos últimos 20 anos <text:span text:style-name="T95">o banco</text:span> de dados relacional começou a perder espaço para novas formas de armazenar e processar os dados. Assim pesquise e escreva, com suas palavras, as principais diferenças entre dois tipos de bancos de dados baseado nos tópicos abaixo: </text:p>
      <text:p text:style-name="P9"/>
      <text:p text:style-name="P9">• Caracterização </text:p>
      <text:p text:style-name="P9"/>
      <text:p text:style-name="P16">Descreva com suas palavras o que é um banco de dados relacional, cite exemplos de gerenciadores </text:p>
      <text:p text:style-name="P9"/>
      <text:p text:style-name="P5"><text:span text:style-name="T1"><text:tab/></text:span><text:span text:style-name="T15">Bancos de dados relacionais são baseados no modelo relacional, </text:span><text:span text:style-name="T16">onde os dados são representados</text:span><text:span text:style-name="T15"> em tabelas </text:span><text:span text:style-name="T16">onde c</text:span><text:span text:style-name="T15">ada linha na tabela é um registro com uma </text:span><text:span text:style-name="T16">chave </text:span><text:span text:style-name="T15"><text:s/>exclusiva</text:span><text:span text:style-name="T17">.</text:span><text:span text:style-name="T15"> As colunas da tabela contêm atributos e cada registro tem um valor para cada atributo, facilitando o estabelecimento das relações entre </text:span><text:span text:style-name="T16">as tabelas.</text:span></text:p>
      <text:p text:style-name="P20"><text:span text:style-name="T95">Exemplos de bancos de dados relacionais: </text:span><text:span text:style-name="T65">Oracle, </text:span><text:span text:style-name="T66">MySQL</text:span><text:span text:style-name="T65">, SQLite, SQL Server.</text:span></text:p>
      <text:list xml:id="list3532764984" text:style-name="L1">
        <text:list-header>
          <text:p text:style-name="P34"/>
        </text:list-header>
      </text:list>
      <text:p text:style-name="P16">Descreva com suas palavras o que é um banco de dados NoSql do tipo Document Store, cite exemplos de gerenciadores </text:p>
      <text:p text:style-name="P9"><text:s/></text:p>
      <text:p text:style-name="P9"><text:span text:style-name="T96">Um banco de dados não relacional ou NoSQL, não utiliza se de tabelas como o modelo relacional e oferece uma maior escalabilidade e performance. Com isso ele facilita e melhora o poder de gerenciamento de dados.</text:span></text:p>
      <text:p text:style-name="P9"><text:tab/><text:span text:style-name="T81">Os bancos de dados Nosql são divididos em 4 grupos Documentos, colunas, grafos e chave-valor.</text:span></text:p>
      <text:p text:style-name="P9"><text:tab/><text:span text:style-name="T96">No banco de dados NoSql <text:s/>document database os dados são armazenados como documentos, e os documentos podem ser descritos no formato chave-valor, como por exemplo o padrão json ou xml.</text:span></text:p>
      <text:p text:style-name="P10"><text:span text:style-name="T96">E</text:span>xemplos de banco de dados neste formato são o mongoDB e Amazon DocumentDB</text:p>
      <text:p text:style-name="P9"/>
      <text:p text:style-name="P9"/>
      <text:p text:style-name="P9">• Consistência e transações </text:p>
      <text:p text:style-name="P9"><text:span text:style-name="T97">Explique o ACID e como ele </text:span><text:span text:style-name="T98">afetam</text:span><text:span text:style-name="T97"> funcionamento do Banco de Dados Relacional</text:span> </text:p>
      <text:p text:style-name="P11"><text:span text:style-name="T1"><text:tab/></text:span></text:p>
      <text:p text:style-name="P12">ACID e um conceito sobre as quatro propriedades de <text:span text:style-name="T96">transação</text:span> de um sistema de banco de dados:</text:p>
      <text:p text:style-name="P13">Atomicidade:</text:p>
      <text:p text:style-name="P13"><text:span text:style-name="T99"><text:tab/>A</text:span> transação do banco só deve ter sucesso total ou falha total sucesso parcial não e permitido<text:span text:style-name="T99">, ou seja,</text:span> uma <text:span text:style-name="T96">transação</text:span> só pode ser executada totalmente ou não <text:span text:style-name="T99">será</text:span> executada.</text:p>
      <text:p text:style-name="P13"><text:span text:style-name="T96">Consistência</text:span>:</text:p>
      <text:p text:style-name="P13"><text:span text:style-name="T99"><text:tab/>Garante que o banco de dados passara de uma forma consistente a outra forma consistente. Por exemplo o banco está consistente se depois da atualização de um dado todos os usuários que tem acesso a esse dado possam acessá-lo em tempo real</text:span></text:p>
      <text:p text:style-name="P13">Isolamento:</text:p>
      <text:p text:style-name="P13"><text:span text:style-name="T99"><text:tab/>Uma transação em andamento deve permanecer isolada de qualquer outra operação, garantindo que a transação não será interferida por nenhuma outra transação concorrente. Se um usuário esta manipulando um dado outro usuário não pode alterar o mesmo dado.</text:span></text:p>
      <text:p text:style-name="P12"><text:s/>Durabilidade:</text:p>
      <text:p text:style-name="P12"><text:tab/><text:span text:style-name="T99">Garante que o que foi salvo, não será perdido, ou seja, foi salvo na memória não volátil do banco de dados.</text:span></text:p>
      <text:p text:style-name="P12"><text:soft-page-break/><text:tab/><text:span text:style-name="T82">Sem o ACID o banco ficaria muito instável com transações acontecendo sem outras terem sido concluídas utilizando o mesmo dado, não haveria confiabilidade nas transações, o ACID define as características necessárias para o processamento confiável dos dados.</text:span></text:p>
      <text:p text:style-name="P1"><text:span text:style-name="Strong_20_Emphasis"><text:span text:style-name="T5"/></text:span></text:p>
      <text:p text:style-name="P11"/>
      <text:p text:style-name="P11"/>
      <text:p text:style-name="P9"><text:span text:style-name="T97">Explique o BASE e como ele afeta o funcionamento do Banco de Dados NoSql </text:span></text:p>
      <text:p text:style-name="P9"/>
      <text:p text:style-name="P35"><text:span text:style-name="Strong_20_Emphasis"><text:span text:style-name="T41">Basicamente disponível</text:span></text:span><text:span text:style-name="Strong_20_Emphasis"><text:span text:style-name="T40">:</text:span></text:span><text:span text:style-name="T42"> </text:span></text:p>
      <text:p text:style-name="P36"><text:span text:style-name="T53"><text:tab/>B</text:span><text:span text:style-name="T52">anco de dados parece funcionar a maior parte do tempo.</text:span></text:p>
      <text:p text:style-name="P36"><text:span text:style-name="T83">Estado leve:</text:span><text:span text:style-name="T55"> </text:span></text:p>
      <text:p text:style-name="P36"><text:span text:style-name="T54"><text:tab/>O</text:span><text:span text:style-name="T55"> estado do sistema pode mudar com o tempo, mesmo sem entrada. Isso ocorre devido ao eventual modelo de consistência</text:span> </text:p>
      <text:p text:style-name="P36"><text:span text:style-name="T103">Consistência eventual:</text:span><text:span text:style-name="T52"> </text:span></text:p>
      <text:p text:style-name="P36"><text:span text:style-name="T53"><text:tab/>O</text:span><text:span text:style-name="T52"> sistema se tornará consistente ao longo do tempo.</text:span></text:p>
      <text:p text:style-name="P36"><text:span text:style-name="T18"><text:tab/>Resumindo </text:span><text:span text:style-name="T15">uma </text:span><text:span text:style-name="T20">aplicação</text:span><text:span text:style-name="T15"> funciona basicamente todo o tempo (basicamente </text:span><text:span text:style-name="T20">disponível</text:span><text:span text:style-name="T15">), </text:span><text:span text:style-name="T20">não</text:span><text:span text:style-name="T15"> tem de ser consistente todo o tempo(estado leve) e o sistema </text:span><text:span text:style-name="T19">torna-se</text:span><text:span text:style-name="T15"> consistente no momento </text:span><text:span text:style-name="T18">certo</text:span><text:span text:style-name="T15">(eventualmente consistente)</text:span></text:p>
      <text:p text:style-name="P9"/>
      <text:p text:style-name="P9">• Linguagem </text:p>
      <text:p text:style-name="P16">Qual a linguagem para manipular dados nos bancos relacionais, e quais suas vantagens e desvantagens?</text:p>
      <text:p text:style-name="P9"/>
      <text:p text:style-name="P14"><text:span text:style-name="T57">“</text:span><text:span text:style-name="T22">Structured Query Language”, ou “Linguagem de Consulta Estruturada”</text:span><text:span text:style-name="T87"> </text:span><text:span text:style-name="T89">é</text:span><text:span text:style-name="T87"> a linguagem padrão para gerenciamento de banco de dados relacionais e </text:span><text:span text:style-name="T23">apesar da linguagem S</text:span><text:span text:style-name="T20">QL</text:span><text:span text:style-name="T23"> ser única e</text:span><text:span text:style-name="T24">la é </text:span><text:span text:style-name="T23">dividida em tipos de acordo com a funcionalidade dos comandos</text:span></text:p>
      <text:h text:style-name="P29" text:outline-level="3"><text:bookmark text:name="DML_-_Linguagem_de_Manipulação_de_Dados"/>DML - Linguagem de Manipulação de Dados</text:h>
      <text:h text:style-name="P30" text:outline-level="3"><text:bookmark text:name="DDL_-_Linguagem_de_Definição_de_Dados"/>DDL - Linguagem de Definição de Dados</text:h>
      <text:h text:style-name="P30" text:outline-level="3"><text:bookmark text:name="DCL_-_Linguagem_de_Controle_de_Dados"/>DCL - Linguagem de Controle de Dados</text:h>
      <text:h text:style-name="P30" text:outline-level="3"><text:bookmark text:name="DTL_-_Linguagem_de_Transação_de_Dados"/>DTL - Linguagem de Transação de Dados</text:h>
      <text:h text:style-name="P30" text:outline-level="3"><text:bookmark text:name="DQL_-_Linguagem_de_Consulta_de_Dados"/>DQL - Linguagem de Consulta de Dados</text:h>
      <text:p text:style-name="P37"><text:span text:style-name="T84">Vantagem:</text:span></text:p>
      <text:p text:style-name="P37"><text:soft-page-break/><text:span text:style-name="T85">Um banco de dados SQL, se definido de maneira correta, impossibilita a duplicidade das informações por meio da sua estrutura. Essa é uma característica muito importante pois garante a integridade dos dados e sua identidade individual.</text:span></text:p>
      <text:p text:style-name="P15">Desvantagem: exige a <text:span text:style-name="T104">definição</text:span> estruturada dos dados e <text:span text:style-name="T104">padronização</text:span> que possibilite o armazenamento de dados vinculados por tabelas por meio de relacionamento das chaves primarias com chave <text:span text:style-name="T104">estrangeiras</text:span> <text:span text:style-name="T90">antes da utilização em um projeto.</text:span></text:p>
      <text:p text:style-name="P15"/>
      <text:p text:style-name="P9"/>
      <text:p text:style-name="P9"><text:span text:style-name="T97">Qual as linguagens para manipular dados nos bancos NoSql, e quais suas vantagens e desvantagens? </text:span></text:p>
      <text:p text:style-name="P9"/>
      <text:p text:style-name="P6">NoSQL e a linguagem para <text:span text:style-name="T91">manipulação de <text:s/>dados em bancos não relacionais.</text:span></text:p>
      <text:p text:style-name="P7">Vantagens:</text:p>
      <text:p text:style-name="P3"><text:tab/>É muito mais barato dimensionar um banco de dados NoSQL do que um banco de dados relacional, pois é possível aumentar a capacidade dimensionando servidores de commodities baratos.</text:p>
      <text:p text:style-name="P8"><text:span text:style-name="T15">Um banco de dados NoSQL permite criar um aplicativo sem precisar definir o esquema primeiro.</text:span><text:span text:style-name="T86"> </text:span><text:span text:style-name="T15">Cada documento te</text:span><text:span text:style-name="T21">m</text:span><text:span text:style-name="T15"> sua própria estrutura</text:span><text:span text:style-name="T86">. </text:span><text:span text:style-name="T15">A sintaxe vari</text:span><text:span text:style-name="T20">a</text:span><text:span text:style-name="T15"> de base de dados para base de dados</text:span><text:span text:style-name="T86">, </text:span><text:span text:style-name="T88">v</text:span><text:span text:style-name="T15">ocê adicion</text:span><text:span text:style-name="T21">a</text:span><text:span text:style-name="T15"> campos sempre que precisar</text:span><text:span text:style-name="T86"> </text:span></text:p>
      <text:p text:style-name="P7"><text:span text:style-name="T91">D</text:span>esvantagens: </text:p>
      <text:p text:style-name="P7"><text:span text:style-name="T91"><text:tab/>Não</text:span> tem padronizaç<text:span text:style-name="T91">ã</text:span>o <text:span text:style-name="T90">o que dificulta sua utilização entre uma aplicação e outra ou um banco e outro.</text:span></text:p>
      <text:p text:style-name="P9"/>
      <text:p text:style-name="P9">• Particionamento de dados e processamento</text:p>
      <text:p text:style-name="P16">Como o banco de dados relacional particiona os dados e o processamento?</text:p>
      <text:p text:style-name="P32"><text:span text:style-name="T67"><text:tab/>O particionamento pode ser feito construindo bancos de dados menores separados (cada um com suas próprias </text:span><text:span text:style-name="T72">características</text:span><text:span text:style-name="T69">)</text:span><text:span text:style-name="T67">, ou dividindo elementos selecionados, por exemplo, apenas </text:span><text:span text:style-name="T68">em </text:span><text:span text:style-name="T67">uma tabela.</text:span></text:p>
      <text:p text:style-name="P41"><text:span text:style-name="T74">Particionamento</text:span><text:span text:style-name="T73"> horizontal</text:span><text:span text:style-name="T67">: </text:span></text:p>
      <text:p text:style-name="P41"><text:span text:style-name="T72"><text:tab/>D</text:span><text:span text:style-name="T68">ividir linhas diferentes em tabelas diferentes, por exemplo você </text:span><text:span text:style-name="T75">em vez de</text:span><text:span text:style-name="T68"> criar uma tabela ‘CLIENTES’ </text:span><text:span text:style-name="T75">genérica</text:span><text:span text:style-name="T68"> você poderia criar uma tabela ‘CLIENTESPR’ e outra ‘CLIENTESSC’ para ver todos os clientes de cada estado (parana/santa catarina) e fazendo uso de um ‘SELECT’ <text:s/>e ‘JOIN’ <text:s/></text:span><text:span text:style-name="T75">poderá</text:span><text:span text:style-name="T68"> trazer como resul</text:span><text:span text:style-name="T69">t</text:span><text:span text:style-name="T68">ado da consulta todos os dados de ambos os estados</text:span></text:p>
      <text:p text:style-name="P38"><text:span text:style-name="T102">Particionamento</text:span><text:span text:style-name="T101"> vertical</text:span>:</text:p>
      <text:p text:style-name="P42"><text:span text:style-name="T72"><text:tab/>C</text:span><text:span text:style-name="T75">ria</text:span><text:span text:style-name="T70">m-se tabelas com menos colunas e utilizam-se tabelas adicionais para armazenar as colunas restantes </text:span><text:span text:style-name="T71">utilizando a normalização de dados propostas por Edgar F. Cod</text:span><text:span text:style-name="T75">d.</text:span></text:p>
      <text:p text:style-name="P43"><text:span text:style-name="T59">Exemplo: aluno(id, nome, cursos, idade) on</text:span><text:span text:style-name="T60">d</text:span><text:span text:style-name="T59">e o campo curso</text:span><text:span text:style-name="T62">s</text:span><text:span text:style-name="T59"> </text:span><text:span text:style-name="T62">é</text:span><text:span text:style-name="T59"> multivalorado logo cria-se uma tabela a parte para os curso</text:span><text:span text:style-name="T61">s </text:span><text:span text:style-name="T59">e faz o relacionamento entre o aluno e </text:span><text:span text:style-name="T62">os cursos.</text:span></text:p>
      <text:p text:style-name="P39">No particionamento vertical você também pode armazenar colunas raramente usadas ou muito grandes <text:s/>em um dispositivo diferente. Feito de forma implícita ou explicita <text:s/>este tipo de particionamento é chamado de "divisão de linha".</text:p>
      <text:p text:style-name="P39"/>
      <text:p text:style-name="P40"><text:soft-page-break/></text:p>
      <text:p text:style-name="P9"/>
      <text:p text:style-name="P9"><text:span text:style-name="T97">Como o banco de dados NoSql particiona os dados e o processamento? </text:span></text:p>
      <text:p text:style-name="P33"><text:span text:style-name="T58">Existem duas abordagens principais:</text:span></text:p>
      <text:p text:style-name="P44"><text:span text:style-name="T63">1-</text:span><text:span text:style-name="T58">Auto-Sharding: </text:span></text:p>
      <text:p text:style-name="P2"><text:span text:style-name="T26"><text:tab/>O</text:span><text:span text:style-name="T27"> banco </text:span><text:span text:style-name="T25">atribui um intervalo de valores a uma partição (essa é uma abordagem para particionamento).</text:span><text:span text:style-name="T27">Então</text:span><text:span text:style-name="T25">, quando um <text:s/>valor está dentro de um determinado intervalo, o banco de dados sabe em qual partição procurar. É semelhante a um conceito de </text:span><text:span text:style-name="Emphasis"><text:span text:style-name="T28">tabela de hash</text:span></text:span><text:span text:style-name="T25">. </text:span></text:p>
      <text:p text:style-name="P44"><text:span text:style-name="T63">2-H</text:span><text:span text:style-name="T58">ashing Consistente: </text:span></text:p>
      <text:p text:style-name="P44"><text:span text:style-name="T58"><text:tab/>A outra abordagem é o hashing consistente. Ele prepara um hash de </text:span><text:span text:style-name="T64">servidores</text:span><text:span text:style-name="T58"> de maneira circular e, se um </text:span><text:span text:style-name="T64">servidor</text:span><text:span text:style-name="T58"> falhar no círculo, o banco de dados saberá onde procurar o próximo registro nesse círculo de </text:span><text:span text:style-name="T64">servidores.</text:span><text:span text:style-name="T58"> </text:span></text:p>
      <text:p text:style-name="P4"/>
      <text:p text:style-name="P21">• Utilização </text:p>
      <text:p text:style-name="P21"><text:span text:style-name="T97">Em quais situações o Banco de dados relacional é recomendável?</text:span> </text:p>
      <text:p text:style-name="P22"><text:tab/>Quando <text:span text:style-name="T93">você precisar de um schema pre definido, </text:span>armazenar e recuperar dados rapidamente, <text:span text:style-name="T93">ou q</text:span>uando você precisa<text:span text:style-name="T93">r</text:span> fazer junções e consultas mais complexas no banco <text:span text:style-name="T105">utiliza-se o banco relacional.</text:span></text:p>
      <text:p text:style-name="P31"><text:span text:style-name="T105">E</text:span>le e usado largamente em aplicações que lidam com uma grande quantidade de consultas complexas, transações de banco de dados e análise de dados de rotina. E se a aplicação tem como foco principal a execução de muitas transações, é importante que essas transações sejam processadas de forma confiável. Este é o lugar onde ACID realmente importa e onde a integridade referencial entra em jogo, <text:span text:style-name="T105">ou seja,</text:span> <text:span text:style-name="T105">várias</text:span> tabelas do banco compartilham uma <text:span text:style-name="T105">relação</text:span> com base nos dados que foram armazenados nas tabelas e essa <text:span text:style-name="T105">relação</text:span> tem que ser coerente. Isso e geralmente imposto com <text:span text:style-name="T106">ações</text:span> de <text:span text:style-name="T105">adição</text:span>, <text:span text:style-name="T105">exclusão</text:span> e <text:span text:style-name="T106">atualização</text:span> em cascata nas tabelas.</text:p>
      <text:p text:style-name="P21"/>
      <text:p text:style-name="P24">Em quais situações o Banco de dados NoSql é recomendável?</text:p>
      <text:p text:style-name="P23">Quando as <text:span text:style-name="T106">aplicações</text:span> forem descentralizada(<text:span text:style-name="T106">I</text:span>o<text:span text:style-name="T106">T</text:span>, web, bigdata)</text:p>
      <text:p text:style-name="P23"><text:span text:style-name="T106">Quando</text:span> a disponibilidade tiver que ser <text:span text:style-name="T106">contínua</text:span>, sem <text:span text:style-name="T106">interrupção</text:span></text:p>
      <text:p text:style-name="P23"><text:span text:style-name="T106">Quando os dados forem </text:span>gerados em alta velocidade <text:span text:style-name="T106">ou </text:span>forem gerados <text:span text:style-name="T106">apartar</text:span> de <text:span text:style-name="T106">várias</text:span> fontes</text:p>
      <text:p text:style-name="P23"><text:span text:style-name="T106">Quando as transações</text:span> <text:span text:style-name="T106">são </text:span>simples</text:p>
      <text:p text:style-name="P23"><text:span text:style-name="T106">Quando </text:span>for <text:span text:style-name="T106">necessário</text:span> ma<text:span text:style-name="T106">n</text:span>ter <text:span text:style-name="T106">um</text:span> alto volume de dados</text:p>
      <text:p text:style-name="P23"><text:span text:style-name="T106">Quando</text:span> o suporte ao ACID não e <text:span text:style-name="T106">necessário</text:span></text:p>
      <text:p text:style-name="P23"><text:span text:style-name="T106">Quando</text:span> se precisa armazenar dados <text:span text:style-name="T106">temporários</text:span> como carrinhos de compra, listas de desejos e dados da sessão.</text:p>
      <text:p text:style-name="P1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><text:soft-page-break/>Referência:</text:p>
      <text:p text:style-name="P26"><text:a xlink:type="simple" xlink:href="https://blog.totalcross.com/pt/banco-de-dados-relacional-nao-relacional/" text:style-name="Internet_20_link" text:visited-style-name="Visited_20_Internet_20_Link">https://blog.totalcross.com/pt/banco-de-dados-relacional-nao-relacional/</text:a><text:span text:style-name="T2"> </text:span></text:p>
      <text:p text:style-name="P26"><text:span text:style-name="T2"/></text:p>
      <text:p text:style-name="P26"><text:a xlink:type="simple" xlink:href="https://blog.geekhunter.com.br/sql-nosql-newsql-qual-banco-de-dados-usar/" text:style-name="Internet_20_link" text:visited-style-name="Visited_20_Internet_20_Link">https://blog.geekhunter.com.br/sql-nosql-newsql-qual-banco-de-dados-usar/</text:a></text:p>
      <text:p text:style-name="P26"/>
      <text:p text:style-name="P26"><text:a xlink:type="simple" xlink:href="https://blog.totalcross.com/pt/banco-de-dados-relacional-nao-relacional/" text:style-name="Internet_20_link" text:visited-style-name="Visited_20_Internet_20_Link">https://blog.totalcross.com/pt/banco-de-dados-relacional-nao-relacional/</text:a><text:span text:style-name="T2"> </text:span></text:p>
      <text:p text:style-name="P26"><text:span text:style-name="T2"/></text:p>
      <text:p text:style-name="P26"><text:a xlink:type="simple" xlink:href="https://pt.wikipedia.org/wiki/Banco_de_dados_orientado_a_documentos" text:style-name="Internet_20_link" text:visited-style-name="Visited_20_Internet_20_Link">https://pt.wikipedia.org/wiki/Banco_de_dados_orientado_a_documentos</text:a><text:span text:style-name="T2"> </text:span></text:p>
      <text:p text:style-name="P26"><text:span text:style-name="T2"/></text:p>
      <text:p text:style-name="P27"><text:a xlink:type="simple" xlink:href="https://medium.com/opensanca/o-que-é-acid-59b11a81e2c6#:~:text=Uma%20transação%20é%20uma%20sequência,%2C%20Consistência%2C%20Isolamento%20e%20Durabilidade." text:style-name="Internet_20_link" text:visited-style-name="Visited_20_Internet_20_Link">https://medium.com/opensanca/o-que-%C3%A9-acid-59b11a81e2c6#:~:text=Uma%20transa%C3%A7%C3%A3o%20%C3%A9%20uma%20sequ%C3%AAncia,%2C%20Consist%C3%AAncia%2C%20Isolamento%20e%20Durabilidade.</text:a><text:span text:style-name="T2"> </text:span></text:p>
      <text:p text:style-name="P27"><text:span text:style-name="T2"/></text:p>
      <text:p text:style-name="P27"><text:a xlink:type="simple" xlink:href="https://pt.slideshare.net/Celio12/nosql-base-vs-acid-e-teorema-cap" text:style-name="Internet_20_link" text:visited-style-name="Visited_20_Internet_20_Link">https://pt.slideshare.net/Celio12/nosql-base-vs-acid-e-teorema-cap</text:a> </text:p>
      <text:p text:style-name="P27"/>
      <text:p text:style-name="P27"><text:a xlink:type="simple" xlink:href="https://translate.google.com/translate?hl=pt-BR&amp;sl=en&amp;u=https://www.dummies.com/programming/big-data/hadoop/acid-versus-base-data-stores/&amp;prev=search" text:style-name="Internet_20_link" text:visited-style-name="Visited_20_Internet_20_Link">https://translate.google.com/translate?hl=pt-BR&amp;sl=en&amp;u=https://www.dummies.com/programming/big-data/hadoop/acid-versus-base-data-stores/&amp;prev=search</text:a><text:span text:style-name="T2"> </text:span></text:p>
      <text:p text:style-name="P27"><text:span text:style-name="T2"/></text:p>
      <text:p text:style-name="P27"><text:a xlink:type="simple" xlink:href="https://inside.contabilizei.com.br/quando-utilizar-nosql-sql-9c9255cd5f12" text:style-name="Internet_20_link" text:visited-style-name="Visited_20_Internet_20_Link">https://inside.contabilizei.com.br/quando-utilizar-nosql-sql-9c9255cd5f12</text:a><text:span text:style-name="T2"> </text:span></text:p>
      <text:p text:style-name="P27"><text:span text:style-name="T2"/></text:p>
      <text:p text:style-name="P27"><text:a xlink:type="simple" xlink:href="https://pt.wikipedia.org/wiki/Partição_(banco_de_dados)" text:style-name="Internet_20_link" text:visited-style-name="Visited_20_Internet_20_Link">https://pt.wikipedia.org/wiki/Parti%C3%A7%C3%A3o_(banco_de_dados)</text:a> </text:p>
      <text:p text:style-name="P27"/>
      <text:p text:style-name="P27"><text:a xlink:type="simple" xlink:href="http://db4beginners.com/blog/sharding-no-mongodb/#:~:text=Sharding%20é%20um%20método%20para%20particionar%20seus%20dados." text:style-name="Internet_20_link" text:visited-style-name="Visited_20_Internet_20_Link">http://db4beginners.com/blog/sharding-no-mongodb/#:~:text=Sharding%20%C3%A9%20um%20m%C3%A9todo%20para%20particionar%20seus%20dados.</text:a> </text:p>
      <text:p text:style-name="P27"/>
      <text:p text:style-name="P27"><text:a xlink:type="simple" xlink:href="https://dbasqlserverbr.com.br/nosql-vs-bancos-de-dados-relacionais/" text:style-name="Internet_20_link" text:visited-style-name="Visited_20_Internet_20_Link">https://dbasqlserverbr.com.br/nosql-vs-bancos-de-dados-relacionais/</text:a> </text:p>
      <text:p text:style-name="P27"/>
      <text:p text:style-name="P27"><text:a xlink:type="simple" xlink:href="https://www.maxwell.vrac.puc-rio.br/35869/35869.PDF" text:style-name="Internet_20_link" text:visited-style-name="Visited_20_Internet_20_Link">https://www.maxwell.vrac.puc-rio.br/35869/35869.PDF</text:a> <text:s/></text:p>
      <text:p text:style-name="P27"/>
      <text:p text:style-name="P27"><text:a xlink:type="simple" xlink:href="http://datascienceacademy.com.br/blog/quando-utilizar-rdbms-ou-nosql/" text:style-name="Internet_20_link" text:visited-style-name="Visited_20_Internet_20_Link">http://datascienceacademy.com.br/blog/quando-utilizar-rdbms-ou-nosql/</text:a> </text:p>
      <text:p text:style-name="P27"/>
      <text:p text:style-name="P28"><text:a xlink:type="simple" xlink:href="https://www.guru99.com/sql-vs-nosql.html" text:style-name="Internet_20_link" text:visited-style-name="Visited_20_Internet_20_Link">https://www.guru99.com/sql-vs-nosql.html</text:a> </text:p>
      <text:p text:style-name="P28"/>
      <text:p text:style-name="P28"><text:a xlink:type="simple" xlink:href="https://www.mongodb.com/nosql-explained/nosql-vs-sql" text:style-name="Internet_20_link" text:visited-style-name="Visited_20_Internet_20_Link">https://www.mongodb.com/nosql-explained/nosql-vs-sql</text:a> </text:p>
      <text:p text:style-name="P28"/>
      <text:p text:style-name="P28"><text:a xlink:type="simple" xlink:href="https://medium.com/devtranslate/diferencas-entre-sql-e-nosql-51311f9069bd" text:style-name="Internet_20_link" text:visited-style-name="Visited_20_Internet_20_Link">https://medium.com/devtranslate/diferencas-entre-sql-e-nosql-51311f9069bd</text:a> </text:p>
      <text:p text:style-name="P28"/>
      <text:p text:style-name="P27"><text:a xlink:type="simple" xlink:href="https://blog.geekhunter.com.br/sql-nosql-newsql-qual-banco-de-dados-usar/" text:style-name="Internet_20_link" text:visited-style-name="Visited_20_Internet_20_Link">https://blog.geekhunter.com.br/sql-nosql-newsql-qual-banco-de-dados-usar/</text:a><text:span text:style-name="T2"> </text:span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Arial1" svg:font-family="Arial, 'Helvetica Neue', Helvetica, sans-serif"/>
    <style:font-face style:name="Open Sans1" svg:font-family="'Open Sans', Helvetica, Arial, sans-serif"/>
    <style:font-face style:name="Open Sans2" svg:font-family="'Open Sans', sans-serif"/>
    <style:font-face style:name="Open Sans" svg:font-family="'Open Sans', serif"/>
    <style:font-face style:name="OracleSansVF" svg:font-family="OracleSansVF, OracleSansVFCyGr, apple-system, BlinkMacSystemFont, 'Segoe UI', 'Helvetica Neue', sans-serif"/>
    <style:font-face style:name="arial" svg:font-family="arial, sans-serif"/>
    <style:font-face style:name="medium-content-serif-font" svg:font-family="medium-content-serif-font, Georgia, Cambria, 'Times New Roman', Times, serif"/>
    <style:font-face style:name="open-sans" svg:font-family="open-sans, sans-serif"/>
    <style:font-face style:name="sans-serif" svg:font-family="sans-serif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0:40:27.813000000</meta:creation-date>
    <dc:date>2020-06-14T11:17:07.846000000</dc:date>
    <meta:editing-duration>PT3H29M31S</meta:editing-duration>
    <meta:editing-cycles>12</meta:editing-cycles>
    <meta:generator>LibreOffice/6.2.1.2$Windows_X86_64 LibreOffice_project/7bcb35dc3024a62dea0caee87020152d1ee96e71</meta:generator>
    <meta:document-statistic meta:table-count="0" meta:image-count="0" meta:object-count="0" meta:page-count="5" meta:paragraph-count="97" meta:word-count="1348" meta:character-count="9784" meta:non-whitespace-character-count="8459"/>
  </office:meta>
</office:document-meta>
</file>